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criptTemplateTests.render( String viewUrl , Map &lt; String , Object &gt; model , Locale locale , Class &lt; ? &gt;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otlinScriptTemplateTests.renderTemplateWithFrench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otlinScriptTemplateTests.renderTemplateWithEnglish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otlinScriptTemplateTests.renderTemplateWithoutRenderFun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TemplatingConfiguration.kotlinScript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otlinScriptTemplateTests.createViewWithUrl( String viewUrl , Class &lt; ? &gt;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TemplatingConfiguration.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TemplatingConfigurationWithoutRenderFunction.kotlinScript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